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3138727A316.png" manifest:media-type="image/png"/>
  <manifest:file-entry manifest:full-path="Pictures/10000201000001DC000003194E3E311B.png" manifest:media-type="image/png"/>
  <manifest:file-entry manifest:full-path="Pictures/10000201000001D90000014BB2C3C702.png" manifest:media-type="image/png"/>
  <manifest:file-entry manifest:full-path="Pictures/1000020100000315000003B7EFC562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paragraph-properties fo:line-height="150%"/>
      <style:text-properties officeooo:paragraph-rsid="0021742f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3587b7" officeooo:paragraph-rsid="00531957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fo:font-size="12pt" officeooo:rsid="0033aab2" officeooo:paragraph-rsid="002ed69f" style:font-size-asian="10.5pt" style:font-size-complex="12pt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21742f" officeooo:paragraph-rsid="0021742f"/>
    </style:style>
    <style:style style:name="P12" style:family="paragraph" style:parent-style-name="Text_20_body">
      <style:paragraph-properties fo:line-height="150%"/>
      <style:text-properties officeooo:rsid="0021742f" officeooo:paragraph-rsid="0021742f"/>
    </style:style>
    <style:style style:name="P13" style:family="paragraph" style:parent-style-name="Text_20_body">
      <style:text-properties officeooo:rsid="0021742f" officeooo:paragraph-rsid="00223075"/>
    </style:style>
    <style:style style:name="P14" style:family="paragraph" style:parent-style-name="Text_20_body">
      <style:text-properties officeooo:rsid="00223075" officeooo:paragraph-rsid="00223075"/>
    </style:style>
    <style:style style:name="P15" style:family="paragraph" style:parent-style-name="Text_20_body">
      <style:text-properties officeooo:rsid="00233d6b" officeooo:paragraph-rsid="00233d6b"/>
    </style:style>
    <style:style style:name="P16" style:family="paragraph" style:parent-style-name="Text_20_body">
      <style:text-properties officeooo:rsid="00233d6b" officeooo:paragraph-rsid="004a5172"/>
    </style:style>
    <style:style style:name="P17" style:family="paragraph" style:parent-style-name="Text_20_body">
      <style:text-properties officeooo:rsid="00239e3f" officeooo:paragraph-rsid="00239e3f"/>
    </style:style>
    <style:style style:name="P18" style:family="paragraph" style:parent-style-name="Text_20_body">
      <style:paragraph-properties fo:line-height="150%"/>
      <style:text-properties officeooo:rsid="001efba8" officeooo:paragraph-rsid="001fe1ac"/>
    </style:style>
    <style:style style:name="P19" style:family="paragraph" style:parent-style-name="Text_20_body">
      <style:text-properties officeooo:rsid="002a9a37" officeooo:paragraph-rsid="002a9a37"/>
    </style:style>
    <style:style style:name="P20" style:family="paragraph" style:parent-style-name="Text_20_body">
      <style:text-properties officeooo:rsid="002a9a37" officeooo:paragraph-rsid="003692a5"/>
    </style:style>
    <style:style style:name="P21" style:family="paragraph" style:parent-style-name="Text_20_body">
      <style:text-properties officeooo:rsid="002c5b7d" officeooo:paragraph-rsid="002c5b7d"/>
    </style:style>
    <style:style style:name="P22" style:family="paragraph" style:parent-style-name="Text_20_body">
      <style:text-properties officeooo:rsid="002d8070" officeooo:paragraph-rsid="002d8070"/>
    </style:style>
    <style:style style:name="P23" style:family="paragraph" style:parent-style-name="Text_20_body">
      <style:text-properties officeooo:rsid="0040a39d" officeooo:paragraph-rsid="0040a39d"/>
    </style:style>
    <style:style style:name="P24" style:family="paragraph" style:parent-style-name="Text_20_body">
      <style:text-properties officeooo:rsid="0041e408" officeooo:paragraph-rsid="0041e408"/>
    </style:style>
    <style:style style:name="P25" style:family="paragraph" style:parent-style-name="Text_20_body">
      <style:text-properties officeooo:rsid="003587b7" officeooo:paragraph-rsid="00537d99"/>
    </style:style>
    <style:style style:name="P26" style:family="paragraph" style:parent-style-name="Text_20_body">
      <style:text-properties officeooo:rsid="004fc8f9" officeooo:paragraph-rsid="004fc8f9"/>
    </style:style>
    <style:style style:name="P27" style:family="paragraph" style:parent-style-name="Text_20_body">
      <style:text-properties officeooo:rsid="002ed69f" officeooo:paragraph-rsid="002ed69f"/>
    </style:style>
    <style:style style:name="P28" style:family="paragraph" style:parent-style-name="Text_20_body">
      <style:paragraph-properties fo:line-height="150%"/>
      <style:text-properties officeooo:rsid="00478d96" officeooo:paragraph-rsid="001fe1ac"/>
    </style:style>
    <style:style style:name="P29" style:family="paragraph" style:parent-style-name="Heading_20_3">
      <style:text-properties fo:font-size="13pt" style:font-size-asian="13pt" style:font-size-complex="13pt"/>
    </style:style>
    <style:style style:name="P30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31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3" style:family="paragraph" style:parent-style-name="Heading_20_1">
      <style:text-properties fo:font-size="16pt" fo:font-weight="bold" officeooo:rsid="0040a39d" officeooo:paragraph-rsid="0040a39d" style:font-size-asian="14pt" style:font-weight-asian="bold" style:font-size-complex="16pt" style:font-weight-complex="bold"/>
    </style:style>
    <style:style style:name="P34" style:family="paragraph" style:parent-style-name="Heading_20_1">
      <style:text-properties fo:font-size="16pt" fo:font-weight="bold" officeooo:rsid="0040a39d" officeooo:paragraph-rsid="0055ef35" style:font-size-asian="14pt" style:font-weight-asian="bold" style:font-size-complex="16pt" style:font-weight-complex="bold"/>
    </style:style>
    <style:style style:name="P35" style:family="paragraph" style:parent-style-name="Heading_20_1">
      <style:text-properties fo:font-size="16pt" fo:font-weight="bold" officeooo:rsid="00562582" officeooo:paragraph-rsid="00562582" style:font-size-asian="14pt" style:font-weight-asian="bold" style:font-size-complex="16pt" style:font-weight-complex="bold"/>
    </style:style>
    <style:style style:name="P36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7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8" style:family="paragraph" style:parent-style-name="Heading_20_1">
      <style:text-properties officeooo:rsid="0040a39d" officeooo:paragraph-rsid="0040a39d"/>
    </style:style>
    <style:style style:name="P39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40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41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42" style:family="paragraph" style:parent-style-name="Heading_20_2">
      <style:text-properties style:font-name="Arial" officeooo:paragraph-rsid="002847de"/>
    </style:style>
    <style:style style:name="P43" style:family="paragraph" style:parent-style-name="Heading_20_1">
      <style:text-properties fo:font-size="16pt" fo:font-weight="bold" officeooo:rsid="00562582" officeooo:paragraph-rsid="00562582" style:font-size-asian="14pt" style:font-weight-asian="bold" style:font-size-complex="16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121d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31957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33aab2" style:font-size-asian="10.5pt" style:font-weight-asian="bold" style:font-size-complex="12pt" style:font-weight-complex="bold"/>
    </style:style>
    <style:style style:name="T20" style:family="text">
      <style:text-properties style:font-name="Arial" officeooo:rsid="0016d545"/>
    </style:style>
    <style:style style:name="T21" style:family="text">
      <style:text-properties style:font-name="Arial" fo:font-size="13pt" fo:font-weight="bold" officeooo:rsid="0021742f" style:font-size-asian="11.3500003814697pt" style:font-weight-asian="bold" style:font-size-complex="13pt" style:font-weight-complex="bold"/>
    </style:style>
    <style:style style:name="T22" style:family="text">
      <style:text-properties style:font-name="Arial" fo:font-size="13pt" fo:font-weight="bold" officeooo:rsid="001efba8" style:font-size-asian="11.3500003814697pt" style:font-weight-asian="bold" style:font-size-complex="13pt" style:font-weight-complex="bold"/>
    </style:style>
    <style:style style:name="T23" style:family="text">
      <style:text-properties officeooo:rsid="0016d54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6d545" style:font-weight-asian="bold" style:font-weight-complex="bold"/>
    </style:style>
    <style:style style:name="T26" style:family="text">
      <style:text-properties style:font-name="Liberation Serif" officeooo:rsid="0016d545"/>
    </style:style>
    <style:style style:name="T27" style:family="text">
      <style:text-properties officeooo:rsid="001ca1d4"/>
    </style:style>
    <style:style style:name="T28" style:family="text">
      <style:text-properties officeooo:rsid="001d24ce"/>
    </style:style>
    <style:style style:name="T29" style:family="text">
      <style:text-properties officeooo:rsid="00233d6b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T32" style:family="text">
      <style:text-properties officeooo:rsid="003cb6f5"/>
    </style:style>
    <style:style style:name="T33" style:family="text">
      <style:text-properties officeooo:rsid="00478d96"/>
    </style:style>
    <style:style style:name="T34" style:family="text">
      <style:text-properties officeooo:rsid="0048ac9c"/>
    </style:style>
    <style:style style:name="T35" style:family="text">
      <style:text-properties officeooo:rsid="004a5172"/>
    </style:style>
    <style:style style:name="T36" style:family="text">
      <style:text-properties fo:font-size="13pt" fo:font-weight="bold" officeooo:rsid="00261e7f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4de526" style:font-size-asian="13pt" style:font-weight-asian="bold" style:font-size-complex="13pt" style:font-weight-complex="bold"/>
    </style:style>
    <style:style style:name="T38" style:family="text">
      <style:text-properties officeooo:rsid="004de5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Johdanto</text:p>
      <text:p text:style-name="P39"/>
      <text:p text:style-name="P37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</text:span></text:p>
      <text:p text:style-name="P37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><draw:frame draw:style-name="fr1" draw:name="Image1" text:anchor-type="paragraph" svg:width="18.251cm" svg:height="21.997cm" draw:z-index="0"><draw:image xlink:href="Pictures/1000020100000315000003B7EFC56217.png" xlink:type="simple" xlink:show="embed" xlink:actuate="onLoad"/></draw:frame><text:soft-page-break/></text:p>
      <text:p text:style-name="Standard"/>
      <text:p text:style-name="Standard"/>
      <text:p text:style-name="P31"><text:soft-page-break/>Käy<text:span text:style-name="T28">ttäjäryhmät</text:span>:</text:p>
      <text:p text:style-name="P31"/>
      <text:p text:style-name="P30">Jokamies</text:p>
      <text:p text:style-name="P10">Jokamiehellä tarkoitetaan kaikkia kirjautumattomia henkilöitä sivulla.</text:p>
      <text:p text:style-name="P30">Kirjautunut</text:p>
      <text:p text:style-name="Text_20_body"><text:span text:style-name="T26">Kirjautunut käyttäjä on järjestelmään rekisteröitynyt käyttäjä</text:span><text:span text:style-name="T20">.</text:span></text:p>
      <text:p text:style-name="P29"><text:span text:style-name="T24">Y</text:span><text:span text:style-name="T25">lläpito</text:span></text:p>
      <text:p text:style-name="P6"><text:span text:style-name="T23">Y</text:span>lläpito<text:span text:style-name="T27">a on vain järjestelmän luonut käyttäjä, joka kirjautuu sisään omilla admin tunnuksilla.</text:span></text:p>
      <text:p text:style-name="P6"/>
      <text:p text:style-name="P32">Käyttötapauskuvaukset:</text:p>
      <text:p text:style-name="P32"/>
      <text:p text:style-name="P4">Jokamiehen käyttötapaukset</text:p>
      <text:p text:style-name="P28">Tietokannan kirjojen tarkastelu:</text:p>
      <text:p text:style-name="P18">Kuka tahansa voi <text:span text:style-name="T33">tarkastella</text:span> tietokannassa olevia kirjoja. <text:span text:style-name="T33">Kirjautumatonkin käyttäjä näkee listan tietokannan kirjoista, ja voi tarkastella lisäksi jokaista kirjaa tarkemmin, jolloin näkee myös mahdollisen kirjalle asetetun esittelyn.</text:span></text:p>
      <text:p text:style-name="P12">Muita käyttötapauksia: rekisteröityminen ja kirjautuminen</text:p>
      <text:p text:style-name="P2"/>
      <text:p text:style-name="P3"><text:span text:style-name="T21">Kirjautuneen</text:span><text:span text:style-name="T22"> käyttötapaukset</text:span></text:p>
      <text:p text:style-name="P13">Kirjojen lisäys yleiseltä listalta omaan kirjastoon:</text:p>
      <text:p text:style-name="P14">Käyttäjä voi lisätä kirjoja yleiseltä listalta omaan kirjastoonsa.</text:p>
      <text:p text:style-name="P11"/>
      <text:p text:style-name="P11">Kirjapyyntö tai virheimoitus ylläpidolle:</text:p>
      <text:p text:style-name="P14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6">Muita käyttötapauksia: <text:tab/>- <text:span text:style-name="T35">Tietokannan kirjojen tarkastelu.</text:span></text:p>
      <text:p text:style-name="P16"><text:tab/><text:tab/><text:tab/><text:tab/>- Kirjan poistaminen omalta listalta.</text:p>
      <text:p text:style-name="P15"/>
      <text:p text:style-name="P5"><text:soft-page-break/></text:p>
      <text:p text:style-name="P5"><text:span text:style-name="T29">Ylläpidon </text:span>käyttötapaukset</text:p>
      <text:p text:style-name="P15">Kirjojen lisäys tietokantaan:</text:p>
      <text:p text:style-name="P17">Ylläpito voi lisätä kirjoja tietokantaan, jolloin kirjasta pitää kertoa ainakin kirjan nimi <text:span text:style-name="T34">ja</text:span> kirjoittaja.</text:p>
      <text:p text:style-name="P15"/>
      <text:p text:style-name="P15">Tietokantaan lisättyjen kirjojen muokkaus ja poisto:</text:p>
      <text:p text:style-name="P17">Ylläpito voi muokata kirjan tietoja, tai poistaa kirjoja kokonaan tietokannasta.</text:p>
      <text:p text:style-name="P15"/>
      <text:p text:style-name="P17">Kirjapyyntöjen ja virheilmoitusten lukeminen:</text:p>
      <text:p text:style-name="P17">Käyttäjien kirjoittamat kirjapyynnöt ja virheilmoitukset tuleva ylläpidon nähtäville.</text:p>
      <text:p text:style-name="P17"/>
      <text:p text:style-name="P17">Virheimoituksen poisto: </text:p>
      <text:p text:style-name="P17">Ylläpito voi poistaa jo toteutetut kirjapyynnöt tai virheilmoitukset.</text:p>
      <text:p text:style-name="P17"/>
      <text:p text:style-name="P17"/>
      <text:p text:style-name="P17"/>
      <text:p text:style-name="P17"><draw:frame draw:style-name="fr2" draw:name="Image2" text:anchor-type="paragraph" svg:width="12.515cm" svg:height="8.758cm" draw:z-index="1"><draw:image xlink:href="Pictures/10000201000001D90000014BB2C3C70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2"><text:soft-page-break/><text:span text:style-name="T36">Tietokohde: </text:span><text:span text:style-name="T37">Reader</text:span></text:p>
      <text:p text:style-name="P19"><text:span text:style-name="T24">Attribuutti:</text:span><text:tab/><text:tab/><text:tab/><text:span text:style-name="T24">Arvojoukko:</text:span></text:p>
      <text:p text:style-name="P19"><text:span text:style-name="T31">Käyttäjätunnus</text:span><text:tab/><text:tab/>Merkkijono, max. 30 merkkiä</text:p>
      <text:p text:style-name="P26">Salasana<text:tab/><text:tab/><text:tab/>Merkkijono, max. 50 merkkiä</text:p>
      <text:p text:style-name="P19"/>
      <text:p text:style-name="P19"><text:span text:style-name="T24">Kuvaus:</text:span> ”<text:span text:style-name="T38">Reader</text:span>” kuvaa kirjautunutta käyttäjää, <text:span text:style-name="T30">jolla on oma lista luetuile kirjoille.</text:span></text:p>
      <text:p text:style-name="P19"/>
      <text:p text:style-name="P40">Tietokohde: <text:span text:style-name="T32">List</text:span></text:p>
      <text:p text:style-name="Text_20_body"><text:span text:style-name="T15">Attribuutt</text:span><text:span text:style-name="T16">i:<text:tab/></text:span><text:span text:style-name="T10"><text:tab/><text:tab/></text:span><text:span text:style-name="T17">Arvojoukko:</text:span></text:p>
      <text:p text:style-name="P21"><text:span text:style-name="T13">Ei ole</text:span><text:span text:style-name="T9"><text:tab/><text:tab/><text:tab/><text:tab/></text:span></text:p>
      <text:p text:style-name="P21"/>
      <text:p text:style-name="P21"><text:span text:style-name="T15">Kuvaus:</text:span><text:span text:style-name="T9"> ”</text:span><text:span text:style-name="T12">L</text:span><text:span text:style-name="T9">ist” on jollekin tietylle käyttäjälle kuuluva henkilökohtainen kirjalista, j</text:span><text:span text:style-name="T13">oka sisältää käyttäjän lukemia kirjoja</text:span><text:span text:style-name="T9">. </text:span><text:span text:style-name="T11">Kirjalista sisältää nolla tai useita kirjoja.</text:span></text:p>
      <text:p text:style-name="P21"/>
      <text:p text:style-name="P41"><text:span text:style-name="T4">Tietokohde: </text:span><text:span text:style-name="T5">Book</text:span></text:p>
      <text:p text:style-name="P22"><text:span text:style-name="T15">Attribuutti:<text:tab/></text:span><text:span text:style-name="T3"><text:tab/><text:tab/><text:tab/></text:span><text:span text:style-name="T15"><text:tab/></text:span><text:span text:style-name="T18">Arvojoukko:</text:span></text:p>
      <text:p text:style-name="P22"><text:span text:style-name="T3">Nimi<text:tab/><text:tab/><text:tab/><text:tab/><text:tab/><text:tab/></text:span><text:span text:style-name="T6">Merkkijono, max. 120 merkkiä</text:span></text:p>
      <text:p text:style-name="P22"><text:span text:style-name="T3">Kirjailija<text:tab/><text:tab/><text:tab/><text:tab/><text:tab/></text:span><text:span text:style-name="T7">Merkkijono, max. 80 merkkiä</text:span></text:p>
      <text:p text:style-name="P22"><text:span text:style-name="T3">1.painoksen julkaisuvuosi<text:tab/><text:tab/><text:tab/></text:span><text:span text:style-name="T8">Numeerinen</text:span></text:p>
      <text:p text:style-name="P22"><text:span text:style-name="T3">Sivumäärä<text:tab/><text:tab/><text:tab/><text:tab/><text:tab/></text:span><text:span text:style-name="T8">Numeerinen</text:span></text:p>
      <text:p text:style-name="P27"><text:span text:style-name="T3">Esittely<text:tab/><text:tab/><text:tab/><text:tab/><text:tab/></text:span><text:span text:style-name="T8">Merkkijono, max. 250 merkkiä</text:span></text:p>
      <text:p text:style-name="P9"/>
      <text:p text:style-name="P25"><text:span text:style-name="T19">K</text:span><text:span text:style-name="T15">uvaus: <text:s/></text:span><text:span text:style-name="T14">Kaikki tietokannan kirjat ovat nähtävissä sovelluksen kaikille käyttäjille. </text:span><text:span text:style-name="T9">Yksi kirja voi liittyä moniin eri </text:span><text:span text:style-name="T14">kirjautuneiden</text:span><text:span text:style-name="T9"> käyttäjien kirjalistoihin (= </text:span><text:span text:style-name="T12">Li</text:span><text:span text:style-name="T9">st).</text:span></text:p>
      <text:p text:style-name="P7"/>
      <text:p text:style-name="P20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3" text:anchor-type="paragraph" svg:width="12.594cm" svg:height="20.981cm" draw:z-index="2"><draw:image xlink:href="Pictures/10000201000001DC000003194E3E311B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3"/>
      <text:p text:style-name="P23"/>
      <text:p text:style-name="P38"/>
      <text:p text:style-name="P38"/>
      <text:p text:style-name="P33">Käynnistys- / käyttöohje</text:p>
      <text:p text:style-name="P33"/>
      <text:p text:style-name="P23">Ohjelman etusivulle pääsee URLista:</text:p>
      <text:p text:style-name="P23">http://mclantta.users.cs.helsinki.fi/tsohaa/</text:p>
      <text:p text:style-name="P24"/>
      <text:p text:style-name="P24"><text:soft-page-break/>Sisään voi kirjautua testikäyttäjällä:</text:p>
      <text:p text:style-name="P24">Käyttäjä: Testi</text:p>
      <text:p text:style-name="P24">Salasana: Testinen</text:p>
      <text:p text:style-name="P24"/>
      <text:p text:style-name="P24">Jos haluaa lisätä / poistaa / muokata tietokannan kirjoja, pitää sisään kirjautua Admin -käyttäjällä:</text:p>
      <text:p text:style-name="P24">Käyttäjä: Admin</text:p>
      <text:p text:style-name="P24">Salasana: Admin</text:p>
      <text:p text:style-name="P24"/>
      <text:p text:style-name="P34">Järjestelmän yleisrakenne</text:p>
      <text:p text:style-name="P34"/>
      <text:p text:style-name="P34"/>
      <text:p text:style-name="P35">Käyttöliittymä ja järjestelmän komponentit</text:p>
      <text:p text:style-name="P35"/>
      <text:p text:style-name="P35"/>
      <text:p text:style-name="Text_20_body"/>
      <text:p text:style-name="Text_20_body"><draw:frame draw:style-name="fr1" draw:name="Image4" text:anchor-type="paragraph" svg:width="18.757cm" svg:height="19.046cm" draw:z-index="3"><draw:image xlink:href="Pictures/1000020100000307000003138727A31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6-01-06T17:38:55.302000000</dc:date>
    <meta:editing-duration>PT7H38M28S</meta:editing-duration>
    <meta:editing-cycles>72</meta:editing-cycles>
    <meta:generator>LibreOffice/4.3.5.2$Windows_x86 LibreOffice_project/3a87456aaa6a95c63eea1c1b3201acedf0751bd5</meta:generator>
    <meta:document-statistic meta:table-count="0" meta:image-count="4" meta:object-count="0" meta:page-count="8" meta:paragraph-count="61" meta:word-count="361" meta:character-count="3265" meta:non-whitespace-character-count="2924"/>
  </office:meta>
</office:document-meta>
</file>